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3f1d5" officeooo:paragraph-rsid="0003f1d5"/>
    </style:style>
    <style:style style:name="P2" style:family="paragraph" style:parent-style-name="Standard">
      <style:text-properties officeooo:rsid="0006a285" officeooo:paragraph-rsid="0006a285"/>
    </style:style>
    <style:style style:name="P3" style:family="paragraph" style:parent-style-name="Standard">
      <style:text-properties officeooo:paragraph-rsid="0006a285"/>
    </style:style>
    <style:style style:name="P4" style:family="paragraph" style:parent-style-name="Standard">
      <style:text-properties officeooo:paragraph-rsid="0007eeac"/>
    </style:style>
    <style:style style:name="P5" style:family="paragraph" style:parent-style-name="Standard">
      <style:text-properties officeooo:paragraph-rsid="000e9f39"/>
    </style:style>
    <style:style style:name="P6" style:family="paragraph" style:parent-style-name="Standard">
      <style:text-properties officeooo:paragraph-rsid="0010d09a"/>
    </style:style>
    <style:style style:name="P7" style:family="paragraph" style:parent-style-name="Standard">
      <style:text-properties officeooo:rsid="0013ef48" officeooo:paragraph-rsid="0013ef48"/>
    </style:style>
    <style:style style:name="T1" style:family="text">
      <style:text-properties officeooo:rsid="0006a285"/>
    </style:style>
    <style:style style:name="T2" style:family="text">
      <style:text-properties officeooo:rsid="00076464"/>
    </style:style>
    <style:style style:name="T3" style:family="text">
      <style:text-properties officeooo:rsid="000e9f39"/>
    </style:style>
    <style:style style:name="T4" style:family="text">
      <style:text-properties officeooo:rsid="0010d09a"/>
    </style:style>
    <style:style style:name="T5" style:family="text">
      <style:text-properties officeooo:rsid="0015dd9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sts von Binärbäumen</text:p>
      <text:p text:style-name="P1"/>
      <text:p text:style-name="P3"><text:span text:style-name="T1">Zum Testen von Binärbäumen haben den in den Vorlesungen besprochenen Ansatz implementiert, um den Suchbaum sowohl auf Korruption der Datenstruktur, als auch auf Speicherlecks zu überprüfen. Die zu diesem Zweck angelegte Funktion ist </text:span>void test_insert_delete<text:span text:style-name="T1">() in test_insert_delete.hpp. Die grundlegende Idee des Tests ist es, einen Suchbaum mit einer gewissen Menge an (einzigartigen) Werten zu füllen, und danach in einer Schleife sehr oft neue (einzigartige) Werte einzufügen und wieder zu löschen („insert-delete-schleife“), während nach jeder Option so viele Fehlerfälle wie möglich ausgeschlossen werden. Durch diesen Ansatz lassen sich zumindest in insert() und delete() auch Speicherlecks feststellen: Da der Gesamte genutzte Speicher des Programms über die Laufzeit des Tests nahezu konstant bleiben (bzw. in einem gewissen Bereich auf- und absteigen) sollte, lassen sich Speicherlecks an einer Zunahme des genutzten Speichers des Prozesses z.B. im Taskmanager leicht erkennen.</text:span></text:p>
      <text:p text:style-name="P4"><text:span text:style-name="T2">Um nun noch eine Korruption des Baumes so sicher wie möglich auszuschließen, nutzen wir mehrere Ansätze:</text:span></text:p>
      <text:p text:style-name="P4"><text:span text:style-name="T2">1. Ein std::unordered_set, das genau die gleichen Werte enthält wie unser Baum. Jeder Wert, der während des Tests in den Baum eingefügt wird, wird auch in das set „all_values“ eingefügt, und jeder Wert der aus dem Baum gelöscht wird, wird auch aus dem Set entfernt. Da std::unordered_set zur C++-Standardbibliothek gehört können wir annehmen dass es korrekt implementiert ist und zuverlässig funktioniert. Jede Diskrepanz zwischen „all_values“ und unserem Baum deutet also auf einen Fehler in unserem Baum hin. Darüber hinaus nutzen wir „all_values“ um sicherzustellen, dass jeder Wert der in den Baum eingefügt wird noch nicht im Baum existiert.</text:span></text:p>
      <text:p text:style-name="P2"/>
      <text:p text:style-name="P5"><text:span text:style-name="T3">2. Eine std::queue, die die Startwerte des Baumes speichert. Die ersten Werte, die in den Baum eingefügt werden (vor der „insert-delete-schleife“), werden in Einfügereihenfolge in einer std::queue namens „initial_values“ gespeichert. Nach der „insert-delete-schleife“ werden alle werte aus „initial_values“ nacheinander wieder aus dem Baum entfernt, während sichergestellt wird, dass sie auch tatsächlich noch im Baum waren. Zu guter Letzt wird noch überprüft, ob der Baum auch tatsächlich leer ist, nachdem alle jemals eingefügten Werte wieder gelöscht wurden.</text:span></text:p>
      <text:p text:style-name="P5"/>
      <text:p text:style-name="P6"><text:span text:style-name="T4">3. Um schwer zu findende Korruptionen der Zeiger des Suchbaums möglichst früh aufzuspüren, haben wir eine Methode namens isValid() zu unserer Suchbaum-Klasse hinzugefügt. IsValid() testet die Integrität des gesamten Baumes, indem es auf entweder einen korrekten leeren Zustand (root = nullptr) oder einen korrekten nicht leeren Zustand überprüft. Dabei definieren wir einen korrekten nicht leeren Zustand so, dass root→parent = null ist und jeder Zeiger eines Knotens nach unten (node→right oder node→left) entweder null ist (der knoten hat auf der Seite keine „Unterknoten“)</text:span></text:p>
      <text:p text:style-name="P7">oder auf einen Knoten zeigt, dessen Vater-Zeiger wieder auf „node“ zurück zeigt. Es gilt also entweder [node→left = null] oder [node→left→parent = node] <text:span text:style-name="T5">(und gleiches natürlich auch für node-&gt;righ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1-17T16:19:48.692000000</meta:creation-date>
    <dc:date>2023-01-17T17:06:56.940000000</dc:date>
    <meta:editing-duration>PT47M2S</meta:editing-duration>
    <meta:editing-cycles>14</meta:editing-cycles>
    <meta:generator>LibreOffice/6.3.4.2$Windows_X86_64 LibreOffice_project/60da17e045e08f1793c57c00ba83cdfce946d0aa</meta:generator>
    <meta:document-statistic meta:table-count="0" meta:image-count="0" meta:object-count="0" meta:page-count="1" meta:paragraph-count="7" meta:word-count="440" meta:character-count="3091" meta:non-whitespace-character-count="2658"/>
  </office:meta>
</office:document-meta>
</file>